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ingNodeBuilder.setBuilder( TreeBuilder tree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Builder.checkNamespac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cessingNodeBuilder.re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ingNodeBuild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